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39in" loext:contextual-spacing="false" fo:line-height="115%"/>
      <style:text-properties fo:language="es" fo:country="ES"/>
    </style:style>
    <style:style style:name="P2" style:family="paragraph" style:parent-style-name="Standard" style:master-page-name="Standard">
      <style:paragraph-properties fo:margin-top="0in" fo:margin-bottom="0.139in" loext:contextual-spacing="false" fo:line-height="115%" style:page-number="auto"/>
      <style:text-properties fo:language="es" fo:country="ES"/>
    </style:style>
    <style:style style:name="T1" style:family="text">
      <style:text-properties style:font-name="Calibri" fo:font-size="11pt" fo:language="en" fo:country="US" style:font-size-asian="11pt"/>
    </style:style>
    <style:style style:name="T2" style:family="text">
      <style:text-properties style:font-name="Calibri" fo:font-size="11pt" style:font-size-asian="11pt"/>
    </style:style>
    <style:style style:name="T3"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El objetivo del scraper es descargar los fanfics del sitio web archiveofourown.org. He utilizado el sistema de filtrado de la página para descargar sólo los fanfics escritos en inglés y que no contengan las etiquetas "fanart", "podfic" y sinónimos, ya que estas obras no contienen texto.</text:span></text:p>
      <text:p text:style-name="P1"><text:span text:style-name="T2">Ese filtrado genera un link al cual puedo enviar peticiones HTTP GET, e ir descargando las páginas. cada página contiene un máximo de 20 fanfics, con lo que el scraper primero descarga una página y luego revisa cada uno antes de descargar la siguiente. Al recibir cada fanfic lleva a cabo un segundo filtrado, cuyo objetivo es descartar todos aquellos que tengan menos de 40 palabras por página, para evitar así las obras sin texto que no han sido etiquetadas como tal por su autor.</text:span></text:p>
      <text:p text:style-name="P1"><text:span text:style-name="T2">El programa entonces recoge los links de cada fanfic individual y los guarda en un archivo txt. Decidí guardar estos links en vez de descargar los fanfics directamente porque hay más de 20000, y pensé que sería más simple si ejecuto una vez el scraper que recorre las páginas y selecciona los fanfics y luego tener otro scraper que lo único que hace es descargar los links de una lista, y hecho de tal manera que se le pueda indicar qué slice (por ejemplo, del número 5000 al 6000) de la lista tiene que descargar. De esta manera pude descargar los 20000 a lo largo de varios días.</text:span></text:p>
      <text:p text:style-name="P1"><text:span text:style-name="T2">El principal problema una vez resuelto el código de la descarga en sí es cuando la página me echaba por enviar demasiadas peticiones (error 429: Too Many Requests), para lo cual simplemente utilicé un try-catch para detectar el 429 y dejar el programa durmiendo durante 2 minutos antes de reanudar su función por donde la había dejado.</text:span></text:p>
      <text:p text:style-name="P1"><text:span text:style-name="T2">El otro problema es que algunos autores borraron la obra de archiveofourown.org antes de que la descargase, con lo que el link daba un error 404. El programa lo detecta en el try-catch y simplementa pasa al siguiente.</text:span></text:p>
      <text:p text:style-name="P1"><text:span text:style-name="T2">Este scraper utiliza la librería bs4 y BeautifulSoup para descargar y manejar los archivos HTT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14T18:26:19.611361127</dc:date>
    <meta:editing-duration>PT2M29S</meta:editing-duration>
    <meta:editing-cycles>1</meta:editing-cycles>
    <meta:document-statistic meta:table-count="0" meta:image-count="0" meta:object-count="0" meta:page-count="1" meta:paragraph-count="6" meta:word-count="349" meta:character-count="1999" meta:non-whitespace-character-count="1655"/>
    <meta:generator>LibreOffice/6.0.7.3$Linux_X86_64 LibreOffice_project/00m0$Build-3</meta:generator>
  </office:meta>
</office:document-meta>
</file>